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0.32mm"/>
    </style:style>
    <style:style style:name="co6" style:family="table-column">
      <style:table-column-properties fo:break-before="auto" style:column-width="172.38mm"/>
    </style:style>
    <style:style style:name="co7" style:family="table-column">
      <style:table-column-properties fo:break-before="auto" style:column-width="15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table:table-column table:style-name="co4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X / IMPROVEMENTS / FEATURE/ PRIORITY</text:p>
          </table:table-cell>
          <table:table-cell table:style-name="ce1" office:value-type="string" calcext:value-type="string">
            <text:p>UPCOMING FEATUR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ected items list should come only after clicking apply filter</text:p>
          </table:table-cell>
          <table:table-cell office:value-type="string" calcext:value-type="string">
            <text:p>add sorting bottom tab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offline try to reconnect notification</text:p>
          </table:table-cell>
          <table:table-cell office:value-type="string" calcext:value-type="string">
            <text:p>open read more in new web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s api link back.</text:p>
          </table:table-cell>
          <table:table-cell office:value-type="string" calcext:value-type="string">
            <text:p>Select item should also info about the news in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vuex</text:p>
          </table:table-cell>
          <table:table-cell office:value-type="string" calcext:value-type="string">
            <text:p>Complete UI look and feel change eg: font, color, theme, loader im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va back key handle. show pop like do you reall wanna exit.</text:p>
          </table:table-cell>
          <table:table-cell office:value-type="string" calcext:value-type="string">
            <text:p>Change the icon and splash screen to new design named "News Street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 when image lazy loades fade in effect</text:p>
          </table:table-cell>
          <table:table-cell office:value-type="string" calcext:value-type="string">
            <text:p>scroll to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le css animation behind each news</text:p>
          </table:table-cell>
          <table:table-cell office:value-type="string" calcext:value-type="string">
            <text:p>no of stories (news card) left whilte scrolling</text:p>
          </table:table-cell>
          <table:table-cell table:number-columns-repeated="1022"/>
        </table:table-row>
      </table:table>
      <table:table table:name="IDEAS" table:style-name="ta1">
        <table:table-column table:style-name="co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ave bandwidth -- disable all images in <text:s/>as toggle switch in settings</text:p>
          </table:table-cell>
        </table:table-row>
      </table:table>
      <table:table table:name="COMPLETED" table:style-name="ta1">
        <table:table-column table:style-name="co5" table:default-cell-style-name="ce2"/>
        <table:table-column table:style-name="co3" table:number-columns-repeated="1023" table:default-cell-style-name="ce2"/>
        <table:table-row table:style-name="ro1">
          <table:table-cell office:value-type="string" calcext:value-type="string">
            <text:p>COMPLETE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mplement cordova native Share Menu.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09:57:33.558631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20:10.109544129</meta:creation-date>
    <dc:date>2017-11-12T09:59:08.869407165</dc:date>
    <meta:editing-duration>PT5H39M3S</meta:editing-duration>
    <meta:editing-cycles>14</meta:editing-cycles>
    <meta:generator>LibreOffice/5.3.1.2$Linux_X86_64 LibreOffice_project/30m0$Build-2</meta:generator>
    <meta:document-statistic meta:table-count="3" meta:cell-count="19" meta:object-count="0"/>
  </office:meta>
</office:document-meta>
</file>